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style:font-name="Liberation Sans" officeooo:rsid="001dd90f" officeooo:paragraph-rsid="00203013"/>
    </style:style>
    <style:style style:name="P2" style:family="paragraph" style:parent-style-name="Title">
      <style:text-properties fo:font-size="20pt" officeooo:rsid="00203013" officeooo:paragraph-rsid="00203013" style:font-size-asian="20pt" style:font-size-complex="20pt"/>
    </style:style>
    <style:style style:name="T1" style:family="text">
      <style:text-properties officeooo:rsid="001de4dc"/>
    </style:style>
    <style:style style:name="T2" style:family="text">
      <style:text-properties officeooo:rsid="001ebcda"/>
    </style:style>
    <style:style style:name="T3" style:family="text">
      <style:text-properties officeooo:rsid="001f6016"/>
    </style:style>
    <style:style style:name="T4" style:family="text">
      <style:text-properties officeooo:rsid="0020301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cale-freeness and growth stability of realistic network models</text:p>
      <text:p text:style-name="P1">Networks are a useful tool for modelling data that appears in the world, from social networks to protein-protein interaction networks. Some of these networks have degree distribution that are modelled by a power law, as it is associated with the very popular <text:span text:style-name="T1">Barabasi-Albert preferential attachment model; </text:span><text:span text:style-name="T2">these networks are described as being scale-free</text:span><text:span text:style-name="T1">. However, while the power law seems to hold for the bulk of the data, it is usually inadequate for the set of full degrees. This is particularly evident in the upper tail, and to a lesser extent the lower tail. While the literature has noted this and investigated using different models, methods from extreme value theory remain underutilised. </text:span></text:p>
      <text:p text:style-name="P1"><text:span text:style-name="T2">This presents </text:span><text:span text:style-name="T3">an opportunity to quantify the scale-freeness using a more realistic model. This project aims to firstly find a suitable model for the degree distribution using methods from extreme value theory which can then be used to quantify the scale-freeness through a numerical measure <text:s/>such as the tail index. Then, to either modify or extend the Barabasi-Albert model to more accurately describe how realistic networks grow and then studying the theoretical properties of the scale-freeness and largest degrees of networks over time under the new model.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12:29:54.654289648</meta:creation-date>
    <dc:date>2023-11-27T13:19:53.913454883</dc:date>
    <meta:editing-duration>PT8M18S</meta:editing-duration>
    <meta:editing-cycles>1</meta:editing-cycles>
    <meta:document-statistic meta:table-count="0" meta:image-count="0" meta:object-count="0" meta:page-count="1" meta:paragraph-count="3" meta:word-count="206" meta:character-count="1323" meta:non-whitespace-character-count="1117"/>
    <meta:generator>LibreOffice/7.3.7.2$Linux_X86_64 LibreOffice_project/30$Build-2</meta:generator>
  </office:meta>
</office:document-meta>
</file>